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E3" style:family="table-cell" style:data-style-name="N37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 fo:break-before="page"/>
    </style:style>
    <style:style style:name="P17" style:family="paragraph" style:parent-style-name="Text_20_body">
      <style:paragraph-properties fo:margin-left="0cm" fo:margin-right="0cm" fo:line-height="105%" fo:text-align="justify" style:justify-single-word="false" fo:text-indent="-0.635cm" style:auto-text-indent="false"/>
    </style:style>
    <style:style style:name="P18" style:family="paragraph" style:parent-style-name="Text_20_body">
      <style:paragraph-properties fo:margin-left="0cm" fo:margin-right="0cm" fo:line-height="105%" fo:text-align="start" style:justify-single-word="false" fo:text-indent="-0.635cm" style:auto-text-indent="false"/>
    </style:style>
    <style:style style:name="P19" style:family="paragraph" style:parent-style-name="Text_20_body">
      <style:paragraph-properties fo:margin-left="0cm" fo:margin-right="0cm" fo:line-height="105%" fo:text-align="start" style:justify-single-word="false" fo:text-indent="-0.635cm" style:auto-text-indent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line-height="105%" fo:text-align="start" style:justify-single-word="false" fo:text-indent="-0.635cm" style:auto-text-indent="false"/>
      <style:text-properties fo:font-variant="normal" fo:text-transform="none" fo:color="#000000"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Text_20_body">
      <style:paragraph-properties fo:margin-left="0cm" fo:margin-right="0cm" fo:line-height="105%" fo:text-align="start" style:justify-single-word="false" fo:text-indent="-0.635cm" style:auto-text-indent="false"/>
      <style:text-properties fo:font-variant="normal" fo:text-transform="none" fo:color="#000000" style:font-name="Times New Roman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fo:color="#000000" style:font-name="TimesNewRomanPSMT" style:font-name-asian="TimesNewRomanPSMT" style:font-name-complex="TimesNewRomanPSMT"/>
    </style:style>
    <style:style style:name="T3" style:family="text">
      <style:text-properties fo:color="#000000" style:font-name="TimesNewRomanPSMT" fo:font-style="italic" style:font-name-asian="TimesNewRomanPSMT" style:font-name-complex="TimesNewRomanPSMT"/>
    </style:style>
    <style:style style:name="T4" style:family="text">
      <style:text-properties fo:color="#000000" fo:font-size="12pt" fo:font-weight="normal" style:font-weight-asian="normal" style:font-weight-complex="normal"/>
    </style:style>
    <style:style style:name="T5" style:family="text">
      <style:text-properties fo:color="#000000" fo:font-size="12pt" fo:font-style="italic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6b4794" fo:font-size="12pt" fo:font-weight="normal" style:font-weight-asian="normal" style:font-weight-complex="normal"/>
    </style:style>
    <style:style style:name="T9" style:family="text">
      <style:text-properties fo:color="#6b4794"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color="#6b4794" style:font-name="TimesNewRomanPSMT" style:font-name-asian="TimesNewRomanPSMT" style:font-name-complex="TimesNewRomanPSMT"/>
    </style:style>
    <style:style style:name="T11" style:family="text">
      <style:text-properties fo:color="#6b4794" style:font-name="TimesNewRomanPSMT" fo:font-style="normal" style:text-underline-style="solid" style:text-underline-width="auto" style:text-underline-color="font-color" style:font-name-asian="TimesNewRomanPSMT" style:font-style-asian="normal" style:font-name-complex="TimesNewRomanPSMT" style:font-style-complex="normal"/>
    </style:style>
    <style:style style:name="T12" style:family="text">
      <style:text-properties style:font-name="TimesNewRomanPSMT" fo:font-style="normal" style:font-name-asian="TimesNewRomanPSMT" style:font-style-asian="normal" style:font-name-complex="TimesNewRomanPSMT" style:font-style-complex="normal"/>
    </style:style>
    <style:style style:name="T13" style:family="text">
      <style:text-properties fo:font-variant="normal" fo:text-transform="none" fo:color="#000000" style:font-name="Times New Roman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Title">SOLUCIÓN SOFTWARE DEL CLIENTE</text:p>
      <text:p text:style-name="Subtitle">Grupo 2.2.9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ález, Andrés</text:p>
            <text:p text:style-name="P8">Vázquez Argumedo, Jesús</text:p>
            <text:p text:style-name="P8">Vá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7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4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6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1"><text:a xlink:type="simple" xlink:href="#__RefHeading__1033_1324887256" text:style-name="Internet_20_link" text:visited-style-name="Visited_20_Internet_20_Link">Propuesta 1<text:tab/>4</text:a></text:p>
          <text:p text:style-name="P21"><text:a xlink:type="simple" xlink:href="#__RefHeading___Toc234_153339800" text:style-name="Internet_20_link" text:visited-style-name="Visited_20_Internet_20_Link">Propuesta 2<text:tab/>4</text:a></text:p>
          <text:p text:style-name="P21"><text:a xlink:type="simple" xlink:href="#__RefHeading__1037_1324887256" text:style-name="Internet_20_link" text:visited-style-name="Visited_20_Internet_20_Link">propuesta 3<text:tab/>4</text:a></text:p>
          <text:p text:style-name="P21"><text:a xlink:type="simple" xlink:href="#__RefHeading__1039_1324887256" text:style-name="Internet_20_link" text:visited-style-name="Visited_20_Internet_20_Link">propuesta 4<text:tab/>4</text:a></text:p>
          <text:p text:style-name="P21"><text:a xlink:type="simple" xlink:href="#__RefHeading__1041_1324887256" text:style-name="Internet_20_link" text:visited-style-name="Visited_20_Internet_20_Link">Propuesta 5<text:tab/>4</text:a></text:p>
        </text:index-body>
      </text:table-of-content>
      <text:p text:style-name="P12"/>
      <text:p text:style-name="P15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Alejandro Vázquez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E3" office:value-type="date" office:date-value="2017-11-22">
            <text:p text:style-name="P8">22/11/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17</text:p>
          </table:table-cell>
          <table:table-cell table:style-name="Tabla4.F3" office:value-type="string">
            <text:p text:style-name="P8">Pequeña modificación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Alejandro Vázquez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4/11/17</text:p>
          </table:table-cell>
          <table:table-cell table:style-name="Tabla4.F3" office:value-type="string">
            <text:p text:style-name="P8">Cambios en las propuestas</text:p>
          </table:table-cell>
        </table:table-row>
        <table:table-row>
          <table:table-cell table:style-name="Tabla4.A3" office:value-type="string">
            <text:p text:style-name="P8">4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5/11/17</text:p>
          </table:table-cell>
          <table:table-cell table:style-name="Tabla4.F3" office:value-type="string">
            <text:p text:style-name="P8">Cambios en las propuestas</text:p>
          </table:table-cell>
        </table:table-row>
      </table:table>
      <text:p text:style-name="P12"/>
      <text:h text:style-name="P22" text:outline-level="1"><text:bookmark-start text:name="__RefHeading__1033_1324887256"/>Propuesta 1<text:bookmark-end text:name="__RefHeading__1033_1324887256"/></text:h>
      <text:p text:style-name="P17"><text:span text:style-name="T4"><text:tab/>Servicio de mensajería en internet </text:span><text:a xlink:type="simple" xlink:href="https://web.telegram.org/" text:style-name="Internet_20_link" text:visited-style-name="Visited_20_Internet_20_Link"><text:span text:style-name="T8">Telegram</text:span></text:a><text:span text:style-name="T5">,</text:span><text:span text:style-name="T6"> </text:span><text:span text:style-name="T4">para la comunicación en general y notificaciones urgentes entre el equipo. </text:span><text:span text:style-name="T9">Telegram</text:span><text:span text:style-name="T4"> tiene licencia </text:span><text:a xlink:type="simple" xlink:href="https://www.gnu.org/licenses/licenses.es.html" text:style-name="Internet_20_link" text:visited-style-name="Visited_20_Internet_20_Link"><text:span text:style-name="T7">GNU</text:span></text:a><text:span text:style-name="T4">/</text:span><text:a xlink:type="simple" xlink:href="https://es.wikipedia.org/wiki/GNU_General_Public_License" text:style-name="Internet_20_link" text:visited-style-name="Visited_20_Internet_20_Link"><text:span text:style-name="T7">GPL</text:span></text:a><text:span text:style-name="T4">(</text:span><text:span text:style-name="T5">General Public License</text:span><text:span text:style-name="T4">) y sus términos se pueden encontrar </text:span><text:a xlink:type="simple" xlink:href="https://github.com/DrKLO/Telegram/blob/master/LICENSE" text:style-name="Internet_20_link" text:visited-style-name="Visited_20_Internet_20_Link"><text:span text:style-name="T7">aquí</text:span></text:a><text:span text:style-name="T4">. Herramienta fácil e intuitiva con multitud de compatibilidad de envío y recepción de archivos.</text:span></text:p>
      <text:p text:style-name="P13"/>
      <text:h text:style-name="Heading_20_1" text:outline-level="1"><text:bookmark-start text:name="__RefHeading___Toc234_153339800"/>Propuesta 2<text:bookmark-end text:name="__RefHeading___Toc234_153339800"/></text:h>
      <text:p text:style-name="P19"><text:span text:style-name="T2"><text:tab/>Cliente de correo </text:span><text:a xlink:type="simple" xlink:href="https://www.mozilla.org/es-ES/thunderbird/" text:style-name="Internet_20_link" text:visited-style-name="Visited_20_Internet_20_Link"><text:span text:style-name="T10">Thunderbird</text:span></text:a><text:span text:style-name="T3">, </text:span><text:span text:style-name="T2">desarrollado por la fundación </text:span><text:span text:style-name="T3">Mozilla</text:span><text:span text:style-name="T2">, para el envío de documentos y la convocatoria de reuniones. La licencia de </text:span><text:span text:style-name="T3">Thunderbird</text:span><text:span text:style-name="T2"> es </text:span><text:a xlink:type="simple" xlink:href="https://es.wikipedia.org/wiki/Mozilla_Public_License" text:style-name="Internet_20_link" text:visited-style-name="Visited_20_Internet_20_Link"><text:span text:style-name="T10">MPL</text:span></text:a><text:span text:style-name="T2">/</text:span><text:a xlink:type="simple" xlink:href="https://es.wikipedia.org/wiki/GNU_General_Public_License" text:style-name="Internet_20_link" text:visited-style-name="Visited_20_Internet_20_Link"><text:span text:style-name="T10">GPL</text:span></text:a><text:span text:style-name="T2">/</text:span><text:a xlink:type="simple" xlink:href="https://es.wikipedia.org/wiki/GNU_Lesser_General_Public_License" text:style-name="Internet_20_link" text:visited-style-name="Visited_20_Internet_20_Link"><text:span text:style-name="T10">LGPL</text:span></text:a><text:span text:style-name="T2"> (</text:span><text:span text:style-name="T3">Mozilla Public License, General Public License, Lesser General Public License)</text:span></text:p>
      <text:h text:style-name="Heading_20_1" text:outline-level="1"/>
      <text:h text:style-name="Heading_20_1" text:outline-level="1"><text:bookmark-start text:name="__RefHeading__1037_1324887256"/>propuesta 3<text:bookmark-end text:name="__RefHeading__1037_1324887256"/></text:h>
      <text:p text:style-name="P20"><text:span text:style-name="T12"><text:tab/>Gestión de proyectos proponemos </text:span><text:span text:style-name="T11">Taiga</text:span><text:span text:style-name="T12">, para la creación del proyecto y administrar las tareas que componen la misma y administrar las tareas los diferentes miembros del equipo. Enlace la página de la aplicación : </text:span><text:a xlink:type="simple" xlink:href="https://taiga.io/" text:style-name="Internet_20_link" text:visited-style-name="Visited_20_Internet_20_Link"><text:span text:style-name="T12">https://taiga.io/</text:span></text:a></text:p>
      <text:p text:style-name="P14"/>
      <text:h text:style-name="Heading_20_1" text:outline-level="1"><text:bookmark-start text:name="__RefHeading__1039_1324887256"/>propuesta 4<text:bookmark-end text:name="__RefHeading__1039_1324887256"/></text:h>
      <text:p text:style-name="P18"><text:span text:style-name="T13"><text:tab/>Gestión de tiempo </text:span><text:a xlink:type="simple" xlink:href="https://toggl.com/app/timer" office:name="Toggl" text:style-name="Internet_20_link" text:visited-style-name="Visited_20_Internet_20_Link"><text:span text:style-name="T1">Toggl</text:span></text:a><text:span text:style-name="T13"> desarrollado por </text:span><text:span text:style-name="T14">Toggl OÜ</text:span><text:span text:style-name="T13">, para poder medir el tiempo real dedicado en cada una de las tareas del proyecto. Toggl tiene licencia de </text:span><text:span text:style-name="T14">Propietary software</text:span><text:span text:style-name="T13">. Es una herramienta sencilla en la que puedes medir el tiempo de manera muy rápida.</text:span></text:p>
      <text:p text:style-name="P24"/>
      <text:h text:style-name="Heading_20_1" text:outline-level="1"><text:bookmark-start text:name="__RefHeading__1041_1324887256"/>Propuesta 5<text:bookmark-end text:name="__RefHeading__1041_1324887256"/></text:h>
      <text:p text:style-name="P18"><text:span text:style-name="T13"><text:tab/>Repositorio del proyecto proponemos </text:span><text:a xlink:type="simple" xlink:href="https://github.com/" office:name="GitHub" text:style-name="Internet_20_link" text:visited-style-name="Visited_20_Internet_20_Link"><text:span text:style-name="T1">GitHub</text:span></text:a><text:span text:style-name="T13">, para almacenar todos los documentos necesarios del proyecto y poder tener un control de versiones de los documentos por si fuera necesario recuperar una versión anterior. GitHub está desarrollado por </text:span><text:span text:style-name="T15">GitHub Inc.</text:span><text:span text:style-name="T16"> Y por desgracia no tiene una licencia de momento, aunque se puede consultar esta web: </text:span><text:a xlink:type="simple" xlink:href="https://choosealicense.com/" text:style-name="Internet_20_link" text:visited-style-name="Visited_20_Internet_20_Link"><text:span text:style-name="T1">https://choosealicense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QUISITOS DEL SISTEMA DE PRODUCTIVIDAD – 4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2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REQUISITOS DEL SISTEMA DE PRODUCTIVIDAD – 4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8S</meta:editing-duration>
    <meta:editing-cycles>28</meta:editing-cycles>
    <meta:generator>OpenOffice/4.1.1$Win32 OpenOffice.org_project/411m6$Build-9775</meta:generator>
    <dc:date>2017-12-07T18:39:37.35</dc:date>
    <dc:creator>Jesús Vázquez Argumedo</dc:creator>
    <meta:document-statistic meta:table-count="4" meta:image-count="0" meta:object-count="0" meta:page-count="4" meta:paragraph-count="61" meta:word-count="342" meta:character-count="2237"/>
    <meta:user-defined meta:name="Info 1"/>
    <meta:user-defined meta:name="Info 2"/>
    <meta:user-defined meta:name="Info 3"/>
    <meta:user-defined meta:name="Info 4"/>
  </office:meta>
</office:document-meta>
</file>